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6.95cm" fo:min-width="7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measurelines" svg:width="8.3cm" svg:height="17.2cm" svg:x="19.3cm" svg:y="3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measurelines" svg:width="8.122cm" svg:height="0.886cm" svg:x="8.2cm" svg:y="11.157cm">
          <draw:text-box>
            <text:p>❸サイドバーが表示された</text:p>
          </draw:text-box>
        </draw:frame>
        <draw:connector draw:style-name="gr4" draw:text-style-name="P1" draw:layer="measurelines" draw:type="line" svg:x1="16.322cm" svg:y1="11.6cm" svg:x2="19.3cm" svg:y2="11.6cm" draw:start-shape="id1" draw:start-glue-point="1" draw:end-shape="id2" draw:end-glue-point="3" svg:d="M16322 11600h2978" svg:viewBox="0 0 297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0:50:06.630507986</meta:creation-date>
    <meta:editing-duration>PT8M31S</meta:editing-duration>
    <meta:editing-cycles>2</meta:editing-cycles>
    <meta:generator>LibreOffice/4.3.3.2$Linux_X86_64 LibreOffice_project/430m0$Build-2</meta:generator>
    <dc:title>screenshot-template</dc:title>
    <meta:initial-creator>NOGATA Jun</meta:initial-creator>
    <dc:date>2014-11-05T20:58:36.859139866</dc:date>
    <dc:creator>NOGATA Jun</dc:creator>
    <meta:document-statistic meta:object-count="4"/>
    <meta:template xlink:type="simple" xlink:actuate="onRequest" xlink:title="screenshot-template" xlink:href="../../../../.config/libreoffice/4/user/template/screenshot-template.otg" meta:date="2014-11-05T20:50:06.105746923"/>
  </office:meta>
</office:document-meta>
</file>